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2.587cm"/>
    </style:style>
    <style:style style:name="gr2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4cm" fo:min-width="6.232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8cm" fo:min-width="3.55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cm" fo:min-width="1.998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="none" fo:min-height="0.85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98cm" fo:min-width="3.554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6.232cm"/>
    </style:style>
    <style:style style:name="gr11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98cm" fo:min-width="5.648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21cm" fo:min-width="2.64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167cm" style:use-optimal-column-width="false"/>
    </style:style>
    <style:style style:name="co2" style:family="table-column">
      <style:table-column-properties style:column-width="1.163cm" style:use-optimal-column-width="false"/>
    </style:style>
    <style:style style:name="co3" style:family="table-column">
      <style:table-column-properties style:column-width="1.162cm" style:use-optimal-column-width="false"/>
    </style:style>
    <style:style style:name="ro1" style:family="table-row">
      <style:table-row-properties style:row-height="1.083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 draw:fill-color="#ffffff"/>
    </style:style>
    <style:style style:name="T1" style:family="text">
      <style:text-properties fo:font-size="19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standard" draw:layer="layout" svg:width="6.992cm" svg:height="1.082cm" svg:x="21.598cm" svg:y="1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Z</text:span></text:p>
              </table:table-cell>
              <table:table-cell>
                <text:p text:style-name="P1"><text:span text:style-name="T1">C</text:span></text:p>
              </table:table-cell>
              <table:table-cell>
                <text:p text:style-name="P1"><text:span text:style-name="T1">W</text:span></text:p>
              </table:table-cell>
              <table:table-cell>
                <text:p text:style-name="P1"><text:span text:style-name="T1">Q</text:span></text:p>
              </table:table-cell>
              <table:table-cell>
                <text:p text:style-name="P1"><text:span text:style-name="T1">L</text:span></text:p>
              </table:table-cell>
              <table:table-cell>
                <text:p text:style-name="P1"><text:span text:style-name="T1">B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3.391cm" svg:height="1.2cm" svg:x="15.5cm" svg:y="1.7cm">
          <draw:text-box>
            <text:p><text:span text:style-name="T1">v</text:span><text:span text:style-name="T1">e</text:span><text:span text:style-name="T1">c</text:span><text:span text:style-name="T1">_</text:span><text:span text:style-name="T1">c</text:span><text:span text:style-name="T1">h</text:span><text:span text:style-name="T1">ar</text:span></text:p>
          </draw:text-box>
        </draw:frame>
        <draw:line draw:style-name="gr2" draw:text-style-name="P3" draw:layer="layout" svg:x1="20.9cm" svg:y1="2.3cm" svg:x2="18.891cm" svg:y2="2.3cm">
          <text:p/>
        </draw:line>
        <draw:frame draw:style-name="gr3" draw:text-style-name="P2" draw:layer="layout" svg:width="7.567cm" svg:height="0.996cm" svg:x="21.624cm" svg:y="0.9cm">
          <draw:text-box>
            <text:p><text:span text:style-name="T1">1 <text:s/></text:span><text:span text:style-name="T1"><text:s text:c="3"/></text:span><text:span text:style-name="T1">2 <text:s/></text:span><text:span text:style-name="T1"><text:s text:c="2"/></text:span><text:span text:style-name="T1">3 <text:s/></text:span><text:span text:style-name="T1"><text:s text:c="2"/></text:span><text:span text:style-name="T1">4 <text:s/></text:span><text:span text:style-name="T1"><text:s text:c="2"/></text:span><text:span text:style-name="T1">5 <text:s/></text:span><text:span text:style-name="T1"><text:s text:c="3"/></text:span><text:span text:style-name="T1">6</text:span></text:p>
          </draw:text-box>
        </draw:frame>
        <draw:custom-shape draw:style-name="gr4" draw:text-style-name="P5" xml:id="id1" draw:id="id1" draw:layer="layout" svg:width="8.211cm" svg:height="4.962cm" svg:x="2.328cm" svg:y="2.545cm">
          <text:p text:style-name="P4"><text:span text:style-name="T2"><text:s/></text:span><text:span text:style-name="T2">1.- i = </text:span><text:span text:style-name="T2">Z</text:span></text:p>
          <text:p text:style-name="P4"><text:span text:style-name="T2">2.- i = C</text:span></text:p>
          <text:p text:style-name="P4"><text:span text:style-name="T2">3.- i = </text:span><text:span text:style-name="T2">W</text:span></text:p>
          <text:p text:style-name="P4"><text:span text:style-name="T2">4.- i = </text:span><text:span text:style-name="T2">Q</text:span></text:p>
          <text:p text:style-name="P4"><text:span text:style-name="T2">5.- i = L</text:span></text:p>
          <text:p text:style-name="P4"><text:span text:style-name="T2">6.- i = 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xml:id="id2" draw:id="id2" draw:layer="layout" svg:width="2.55cm" svg:height="0.702cm" svg:x="5.158cm" svg:y="8.249cm">
          <text:p text:style-name="P6"><text:span text:style-name="T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6.434cm" svg:y1="2.545cm" svg:x2="6.427cm" svg:y2="1.086cm" draw:start-shape="id1" draw:start-glue-point="4" svg:d="M6434 2545v-993h-7v-466" svg:viewBox="0 0 8 1460">
          <text:p/>
        </draw:connector>
        <draw:connector draw:style-name="gr7" draw:text-style-name="P1" draw:layer="layout" svg:x1="6.427cm" svg:y1="1.617cm" svg:x2="7.837cm" svg:y2="1.617cm" svg:d="M6427 1617h1410" svg:viewBox="0 0 1411 1">
          <text:p/>
        </draw:connector>
        <draw:frame draw:style-name="gr8" draw:text-style-name="P9" draw:layer="layout" svg:width="3.9cm" svg:height="1.1cm" svg:x="8cm" svg:y="1.2cm">
          <draw:text-box>
            <text:p text:style-name="P8"><text:span text:style-name="T3">i = </text:span><text:span text:style-name="T3">ve</text:span><text:span text:style-name="T3">c_</text:span><text:span text:style-name="T3">ch</text:span><text:span text:style-name="T3">ar</text:span></text:p>
          </draw:text-box>
        </draw:frame>
        <draw:custom-shape draw:style-name="gr9" draw:text-style-name="P5" xml:id="id3" draw:id="id3" draw:layer="layout" svg:width="8.211cm" svg:height="5.8cm" svg:x="7.7cm" svg:y="9.2cm">
          <text:p text:style-name="P4"><text:span text:style-name="T2"><text:s/></text:span><text:span text:style-name="T2">1.- w = 8</text:span></text:p>
          <text:p text:style-name="P4"><text:span text:style-name="T2">2.- w = 5</text:span></text:p>
          <text:p text:style-name="P4"><text:span text:style-name="T2">3.- w = 1</text:span></text:p>
          <text:p text:style-name="P4"><text:span text:style-name="T2">4.- w = 3</text:span></text:p>
          <text:p text:style-name="P4"><text:span text:style-name="T2">5.- w = 7</text:span></text:p>
          <text:p text:style-name="P4"><text:span text:style-name="T2">6.- w = 4</text:span></text:p>
          <text:p text:style-name="P4"><text:span text:style-name="T2">7.- w = 9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standard" draw:layer="layout" svg:width="8.154cm" svg:height="1.082cm" svg:x="20.398cm" svg:y="4.0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1"><text:span text:style-name="T1">8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4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3.391cm" svg:height="1.2cm" svg:x="14.309cm" svg:y="4cm">
          <draw:text-box>
            <text:p><text:span text:style-name="T1">vec_num</text:span></text:p>
          </draw:text-box>
        </draw:frame>
        <draw:line draw:style-name="gr2" draw:text-style-name="P3" draw:layer="layout" svg:x1="19.8cm" svg:y1="4.6cm" svg:x2="17.791cm" svg:y2="4.6cm">
          <text:p/>
        </draw:line>
        <draw:frame draw:style-name="gr10" draw:text-style-name="P2" draw:layer="layout" svg:width="8.067cm" svg:height="1cm" svg:x="20.424cm" svg:y="3.2cm">
          <draw:text-box>
            <text:p><text:span text:style-name="T1">1 <text:s text:c="4"/></text:span><text:span text:style-name="T1">2 <text:s text:c="3"/></text:span><text:span text:style-name="T1">3 <text:s text:c="3"/></text:span><text:span text:style-name="T1">4 <text:s text:c="3"/></text:span><text:span text:style-name="T1">5 <text:s text:c="4"/></text:span><text:span text:style-name="T1">6 <text:s text:c="3"/></text:span><text:span text:style-name="T1">7</text:span></text:p>
          </draw:text-box>
        </draw:frame>
        <draw:connector draw:style-name="gr11" draw:text-style-name="P1" draw:layer="layout" svg:x1="6.434cm" svg:y1="7.507cm" svg:x2="6.433cm" svg:y2="8.249cm" draw:start-shape="id1" draw:start-glue-point="6" draw:end-shape="id2" draw:end-glue-point="0" svg:d="M6434 7507v372h-1v370" svg:viewBox="0 0 2 743">
          <text:p/>
        </draw:connector>
        <draw:custom-shape draw:style-name="gr12" draw:text-style-name="P7" xml:id="id5" draw:id="id5" draw:layer="layout" svg:width="6.2cm" svg:height="1.1cm" svg:x="8.705cm" svg:y="17.3cm">
          <text:p text:style-name="P6"><text:span text:style-name="T3"><text:s/></text:span><text:span text:style-name="T3">print(paste0(i</text:span><text:span text:style-name="T3">, “-”, w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7.708cm" svg:y1="8.6cm" svg:x2="11.806cm" svg:y2="9.2cm" draw:start-shape="id2" draw:start-glue-point="1" draw:end-shape="id3" draw:end-glue-point="4" svg:d="M7708 8600h4098v600" svg:viewBox="0 0 4099 601">
          <text:p/>
        </draw:connector>
        <draw:frame draw:style-name="gr8" draw:text-style-name="P9" draw:layer="layout" svg:width="3.9cm" svg:height="1.1cm" svg:x="12.1cm" svg:y="8.2cm">
          <draw:text-box>
            <text:p text:style-name="P8"><text:span text:style-name="T3">w = vec_num</text:span></text:p>
          </draw:text-box>
        </draw:frame>
        <draw:custom-shape draw:style-name="gr5" draw:text-style-name="P7" xml:id="id4" draw:id="id4" draw:layer="layout" svg:width="2.55cm" svg:height="0.702cm" svg:x="10.53cm" svg:y="15.8cm">
          <text:p text:style-name="P6"><text:span text:style-name="T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1.806cm" svg:y1="15cm" svg:x2="11.805cm" svg:y2="15.8cm" draw:start-shape="id3" draw:start-glue-point="6" draw:end-shape="id4" draw:end-glue-point="0" svg:d="M11806 15000v401h-1v399" svg:viewBox="0 0 2 801">
          <text:p/>
        </draw:connector>
        <draw:connector draw:style-name="gr13" draw:text-style-name="P1" draw:layer="layout" svg:x1="11.805cm" svg:y1="16.502cm" svg:x2="11.805cm" svg:y2="17.3cm" draw:start-shape="id4" draw:start-glue-point="2" draw:end-shape="id5" draw:end-glue-point="0" svg:d="M11805 16502v798" svg:viewBox="0 0 1 799">
          <text:p/>
        </draw:connector>
        <draw:custom-shape draw:style-name="gr5" draw:text-style-name="P7" xml:id="id6" draw:id="id6" draw:layer="layout" svg:width="2.55cm" svg:height="0.702cm" svg:x="2.95cm" svg:y="11.749cm">
          <text:p text:style-name="P6"><text:span text:style-name="T3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7.7cm" svg:y1="12.1cm" svg:x2="5.5cm" svg:y2="12.1cm" draw:start-shape="id3" draw:start-glue-point="5" draw:end-shape="id6" draw:end-glue-point="1" svg:d="M7700 12100h-2200" svg:viewBox="0 0 2201 1">
          <text:p/>
        </draw:connector>
        <draw:connector draw:style-name="gr11" draw:text-style-name="P1" draw:layer="layout" draw:line-skew="-0.3cm" svg:x1="2.95cm" svg:y1="12.1cm" svg:x2="2.328cm" svg:y2="5.026cm" draw:start-shape="id6" draw:start-glue-point="3" draw:end-shape="id1" draw:end-glue-point="5" svg:d="M2950 12100h-1450v-7074h828" svg:viewBox="0 0 1451 7075">
          <text:p/>
        </draw:connector>
        <draw:custom-shape draw:style-name="gr5" draw:text-style-name="P7" xml:id="id7" draw:id="id7" draw:layer="layout" svg:width="2.55cm" svg:height="0.702cm" svg:x="18.125cm" svg:y="8.698cm">
          <text:p text:style-name="P6"><text:span text:style-name="T3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0.539cm" svg:y1="5.026cm" svg:x2="19.4cm" svg:y2="8.698cm" draw:start-shape="id1" draw:start-glue-point="7" draw:end-shape="id7" draw:end-glue-point="0" svg:d="M10539 5026h8861v3672" svg:viewBox="0 0 8862 3673">
          <text:p/>
        </draw:connector>
        <draw:custom-shape draw:style-name="gr14" draw:text-style-name="P7" xml:id="id8" draw:id="id8" draw:layer="layout" svg:width="3.2cm" svg:height="1.423cm" svg:x="17.8cm" svg:y="11.3cm">
          <text:p text:style-name="P6"><text:span text:style-name="T3">Salida del</text:span></text:p>
          <text:p text:style-name="P6"><text:span text:style-name="T3"><text:s/></text:span><text:span text:style-name="T3">bucl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9.4cm" svg:y1="9.4cm" svg:x2="19.4cm" svg:y2="11.3cm" draw:start-shape="id7" draw:end-shape="id8" draw:end-glue-point="0" svg:d="M19400 9400v1900" svg:viewBox="0 0 1 1901">
          <text:p/>
        </draw:connector>
        <draw:frame draw:style-name="gr15" draw:text-style-name="P10" xml:id="id9" draw:id="id9" draw:layer="layout" svg:width="1.81cm" svg:height="5.939cm" svg:x="19.3cm" svg:y="14.752cm">
          <draw:text-box>
            <text:p>Z-8 <text:s/></text:p>
            <text:p>Z-5</text:p>
            <text:p>Z-1</text:p>
            <text:p>Z-3</text:p>
            <text:p>Z-7</text:p>
            <text:p>Z-4</text:p>
            <text:p>Z-9</text:p>
            <text:p><text:s/></text:p>
          </draw:text-box>
        </draw:frame>
        <draw:connector draw:style-name="gr11" draw:text-style-name="P1" draw:layer="layout" svg:x1="11.805cm" svg:y1="18.4cm" svg:x2="19.3cm" svg:y2="17.721cm" draw:start-shape="id5" draw:start-glue-point="2" draw:end-shape="id9" draw:end-glue-point="3" svg:d="M11805 18400v527h5311v-1206h2184" svg:viewBox="0 0 7496 1207">
          <text:p/>
        </draw:connector>
        <draw:frame draw:style-name="gr15" draw:text-style-name="P10" draw:layer="layout" svg:width="1.878cm" svg:height="5.939cm" svg:x="20.9cm" svg:y="14.752cm">
          <draw:text-box>
            <text:p>C-8 <text:s/></text:p>
            <text:p>C-5</text:p>
            <text:p>C-1</text:p>
            <text:p>C-3</text:p>
            <text:p>C-7</text:p>
            <text:p>C-4</text:p>
            <text:p>C-9</text:p>
            <text:p><text:s/></text:p>
          </draw:text-box>
        </draw:frame>
        <draw:frame draw:style-name="gr15" draw:text-style-name="P10" draw:layer="layout" svg:width="2.009cm" svg:height="5.939cm" svg:x="22.522cm" svg:y="14.752cm">
          <draw:text-box>
            <text:p>W-8 <text:s/></text:p>
            <text:p>W-5</text:p>
            <text:p>W-1</text:p>
            <text:p>W-3</text:p>
            <text:p>W-7</text:p>
            <text:p>W-4</text:p>
            <text:p>W-9</text:p>
            <text:p><text:s/></text:p>
          </draw:text-box>
        </draw:frame>
        <draw:frame draw:style-name="gr15" draw:text-style-name="P10" draw:layer="layout" svg:width="1.916cm" svg:height="5.939cm" svg:x="24.223cm" svg:y="14.752cm">
          <draw:text-box>
            <text:p>Q-8 <text:s/></text:p>
            <text:p>Q-5</text:p>
            <text:p>Q-1</text:p>
            <text:p>Q-3</text:p>
            <text:p>Q-7</text:p>
            <text:p>Q-4</text:p>
            <text:p>Q-9</text:p>
            <text:p><text:s/></text:p>
          </draw:text-box>
        </draw:frame>
        <draw:frame draw:style-name="gr15" draw:text-style-name="P10" draw:layer="layout" svg:width="1.772cm" svg:height="5.939cm" svg:x="25.823cm" svg:y="14.752cm">
          <draw:text-box>
            <text:p>L-8 <text:s/></text:p>
            <text:p>L-5</text:p>
            <text:p>L-1</text:p>
            <text:p>L-3</text:p>
            <text:p>L-7</text:p>
            <text:p>L-4</text:p>
            <text:p>L-9</text:p>
            <text:p><text:s/></text:p>
          </draw:text-box>
        </draw:frame>
        <draw:frame draw:style-name="gr15" draw:text-style-name="P10" draw:layer="layout" svg:width="1.844cm" svg:height="5.939cm" svg:x="27.323cm" svg:y="14.752cm">
          <draw:text-box>
            <text:p>B-8 <text:s/></text:p>
            <text:p>B-5</text:p>
            <text:p>B-1</text:p>
            <text:p>B-3</text:p>
            <text:p>B-7</text:p>
            <text:p>B-4</text:p>
            <text:p>B-9</text:p>
            <text:p><text:s/></text:p>
          </draw:text-box>
        </draw:frame>
        <draw:connector draw:style-name="gr11" draw:text-style-name="P1" draw:layer="layout" draw:line-skew="0.262cm" svg:x1="14.905cm" svg:y1="17.85cm" svg:x2="15.911cm" svg:y2="12.1cm" draw:start-shape="id5" draw:start-glue-point="1" draw:end-shape="id3" draw:end-glue-point="7" svg:d="M14905 17850h1795v-5750h-789" svg:viewBox="0 0 1796 5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5T10:59:28.330704744</meta:creation-date>
    <dc:date>2020-11-25T11:42:58.602386601</dc:date>
    <meta:editing-duration>PT38S</meta:editing-duration>
    <meta:editing-cycles>1</meta:editing-cycles>
    <meta:document-statistic meta:object-count="36"/>
    <meta:generator>LibreOffice/6.0.7.3$Linux_X86_64 LibreOffice_project/00m0$Build-3</meta:generator>
  </office:meta>
</office:document-meta>
</file>